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Tahoma2" svg:font-family="Tahoma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6.114cm" table:align="left"/>
    </style:style>
    <style:style style:name="Tableau1.A" style:family="table-column">
      <style:table-column-properties style:column-width="6.114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</office:automatic-styles>
  <office:body>
    <office:text>
      <text:tracked-changes text:track-changes="false">
        <text:changed-region text:id="ct85032968">
          <text:insertion>
            <office:change-info>
              <dc:creator>Unknown Author</dc:creator>
              <dc:date>2012-10-24T15:48:00</dc:date>
            </office:change-info>
          </text:insertion>
        </text:changed-region>
        <text:changed-region text:id="ct84866856">
          <text:insertion>
            <office:change-info>
              <dc:creator>Unknown Author</dc:creator>
              <dc:date>2012-10-24T15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ables generation.</text:p>
      <text:p text:style-name="Text_20_body">Sample Splunk command to use :</text:p>
      <text:p text:style-name="P1">index=_internal source=*metrics.log splunk_server="*" | eval MB=kb/1024 | search group = per_sourcetype_thruput |stats sum(MB) as sumMB by series | sort -sumMB| docgen -tfile=ForTable.odt</text:p>
      <text:p text:style-name="Standard">By default (without -ofile parameter) results document could be found in splunk_home/etc/apps/odts_splunk/results folder</text:p>
      <text:p text:style-name="Standard"/>
      <table:table table:name="Tableau1" table:style-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<office:annotation><dc:creator>GDE</dc:creator><dc:date>2006-10-26T00:00:00.39</dc:date><text:p>do table for event in events</text:p></office:annotation><text:change-start text:change-id="ct85032968"/>event['series']<text:change-end text:change-id="ct85032968"/></text:p>
              <text:p text:style-name="Table_20_Contents"><text:change-start text:change-id="ct84866856"/>event['sumMB']<text:change-end text:change-id="ct84866856"/>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Tahoma2" svg:font-family="Tahoma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initial-creator>Gaetan Delannay</meta:initial-creator>
    <meta:creation-date>2006-10-26T13:33:26</meta:creation-date>
    <dc:date>2012-10-30T13:59:18.46</dc:date>
    <dc:language>fr-BE</dc:language>
    <meta:editing-cycles>13</meta:editing-cycles>
    <meta:editing-duration>PT12M25S</meta:editing-duration>
    <meta:document-statistic meta:table-count="1" meta:image-count="0" meta:object-count="0" meta:page-count="1" meta:paragraph-count="6" meta:word-count="46" meta:character-count="385"/>
    <meta:user-defined meta:name="Info 1"/>
    <meta:user-defined meta:name="Info 2"/>
    <meta:user-defined meta:name="Info 3"/>
    <meta:user-defined meta:name="Info 4"/>
  </office:meta>
</office:document-meta>
</file>